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26in"/>
    </style:style>
    <style:style style:name="co3" style:family="table-column">
      <style:table-column-properties fo:break-before="auto" style:column-width="2.0646in"/>
    </style:style>
    <style:style style:name="co4" style:family="table-column">
      <style:table-column-properties fo:break-before="auto" style:column-width="2.5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Bool" style:family="table-cell" style:parent-style-name="Default" style:data-style-name="N99"/>
  </office:automatic-styles>
  <office:body>
    <office:spreadsheet>
      <table:table table:name="From Matching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column table:style-name="co1" table:default-cell-style-name="cBool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Il Macinatoio di Panzano</text:p>
          </table:table-cell>
          <table:table-cell office:value-type="string" calcext:value-type="string">
            <text:p>Bandinell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75" calcext:value-type="float">
            <text:p>197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ezione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Sior </text:p>
          </table:table-cell>
          <table:table-cell office:value-type="string" calcext:value-type="string">
            <text:p>Campe Dh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v10-top+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iosfera Catarratto Igp</text:p>
          </table:table-cell>
          <table:table-cell office:value-type="string" calcext:value-type="string">
            <text:p>Pellegrin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500" calcext:value-type="float">
            <text:p>2500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go Sala sx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Plumbus </text:p>
          </table:table-cell>
          <table:table-cell office:value-type="string" calcext:value-type="string">
            <text:p>Bozzon Emilio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sgnanum</text:p>
          </table:table-cell>
          <table:table-cell office:value-type="string" calcext:value-type="string">
            <text:p>Il Mongetto</text:p>
          </table:table-cell>
          <table:table-cell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+s3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Villa Antinori Ryder Cup</text:p>
          </table:table-cell>
          <table:table-cell office:value-type="string" calcext:value-type="string">
            <text:p>Antinor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000" calcext:value-type="float">
            <text:p>3000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10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osso di Verona</text:p>
          </table:table-cell>
          <table:table-cell office:value-type="string" calcext:value-type="string">
            <text:p>Berta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r004+s2 - legno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Bordeaux Rouge</text:p>
          </table:table-cell>
          <table:table-cell office:value-type="string" calcext:value-type="string">
            <text:p>Comte de Dauzac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900" calcext:value-type="float">
            <text:p>2900</text:p>
          </table:table-cell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009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 Galea Terreno Argilloso Vigne 80 Anni</text:p>
          </table:table-cell>
          <table:table-cell office:value-type="string" calcext:value-type="string">
            <text:p>I Cliv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000" calcext:value-type="float">
            <text:p>4000</text:p>
          </table:table-cell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bianchi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Pinot Noir App. Bourgogne Controle</text:p>
          </table:table-cell>
          <table:table-cell office:value-type="string" calcext:value-type="string">
            <text:p>Jaffelin Borgogn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1557" calcext:value-type="float">
            <text:p>155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4+bar008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Toscana Rosso</text:p>
          </table:table-cell>
          <table:table-cell office:value-type="string" calcext:value-type="string">
            <text:p>Società Agricola Francesc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fosco (Regalo) e Rosso</text:p>
          </table:table-cell>
          <table:table-cell office:value-type="string" calcext:value-type="string">
            <text:p>Tonut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rpi terr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ticoltori De Conciliis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a</text:p>
          </table:table-cell>
          <table:table-cell office:value-type="string" calcext:value-type="string">
            <text:p>Brandolin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000" calcext:value-type="float">
            <text:p>5000</text:p>
          </table:table-cell>
          <table:table-cell office:value-type="float" office:value="1885" calcext:value-type="float">
            <text:p>18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1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table:number-columns-repeated="2" office:value-type="string" calcext:value-type="string">
            <text:p>Meroi Bianc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800" calcext:value-type="float">
            <text:p>2800</text:p>
          </table:table-cell>
          <table:table-cell office:value-type="float" office:value="819" calcext:value-type="float">
            <text:p>8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go bianchi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ianco Blend - Suo Tempo</text:p>
          </table:table-cell>
          <table:table-cell office:value-type="string" calcext:value-type="string">
            <text:p>Tonut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500" calcext:value-type="float">
            <text:p>2500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1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l Credas (Extra Brut)</text:p>
          </table:table-cell>
          <table:table-cell office:value-type="string" calcext:value-type="string">
            <text:p>Adam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2500" calcext:value-type="float">
            <text:p>2500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rigo bianchi+braceri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ja</text:p>
          </table:table-cell>
          <table:table-cell office:value-type="string" calcext:value-type="string">
            <text:p>Campe Dhei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ajo Rosé </text:p>
          </table:table-cell>
          <table:table-cell office:value-type="string" calcext:value-type="string">
            <text:p>Campe Dhe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v10-top+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a Rosè Brut Millesimato Glera Raboso</text:p>
          </table:table-cell>
          <table:table-cell office:value-type="string" calcext:value-type="string">
            <text:p>Bozzon Emilio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tem+tav10-top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gajo Rose, Bolle Bandite</text:p>
          </table:table-cell>
          <table:table-cell office:value-type="string" calcext:value-type="string">
            <text:p>Carolina Gatti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819" calcext:value-type="float">
            <text:p>8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tem+tav10-top+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ecco Magnum</text:p>
          </table:table-cell>
          <table:table-cell office:value-type="string" calcext:value-type="string">
            <text:p>Adami 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seco 3 Litri</text:p>
          </table:table-cell>
          <table:table-cell office:value-type="string" calcext:value-type="string">
            <text:p>Adami </text:p>
          </table:table-cell>
          <table:table-cell/>
          <table:table-cell office:value-type="string" calcext:value-type="string">
            <text:p>JEROBOAM</text:p>
          </table:table-cell>
          <table:table-cell office:value-type="float" office:value="0" calcext:value-type="float">
            <text:p>0</text:p>
          </table:table-cell>
          <table:table-cell office:value-type="float" office:value="13000" calcext:value-type="float">
            <text:p>13000</text:p>
          </table:table-cell>
          <table:table-cell office:value-type="float" office:value="7786" calcext:value-type="float">
            <text:p>7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ceria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not Bianco?</text:p>
          </table:table-cell>
          <table:table-cell office:value-type="string" calcext:value-type="string">
            <text:p>Comelli</text:p>
          </table:table-cell>
          <table:table-cell/>
          <table:table-cell office:value-type="string" calcext:value-type="string">
            <text:p>MAGN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marone (dedica Il Bottegon)</text:p>
          </table:table-cell>
          <table:table-cell office:value-type="string" calcext:value-type="string">
            <text:p>Sant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ba-top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harles Heidsieck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3114" calcext:value-type="float">
            <text:p>3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go Sala dx+totem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on Champagne Cuvee's</text:p>
          </table:table-cell>
          <table:table-cell office:value-type="string" calcext:value-type="string">
            <text:p>Delamott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go Sala dx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pagne</text:p>
          </table:table-cell>
          <table:table-cell office:value-type="string" calcext:value-type="string">
            <text:p>Joseph Perrier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Laurent Perrier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11000</text:p>
          </table:table-cell>
          <table:table-cell office:value-type="float" office:value="2950" calcext:value-type="float">
            <text:p>29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Fornitore: TOLM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Duplicates" table:style-name="ta1">
        <table:table-column table:style-name="co1" table:number-columns-repeated="12" table:default-cell-style-name="Default"/>
        <table:table-column table:style-name="co1" table:default-cell-style-name="cBool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3000" calcext:value-type="float">
            <text:p>13000</text:p>
          </table:table-cell>
          <table:table-cell office:value-type="float" office:value="4918" calcext:value-type="float">
            <text:p>49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 frigo e 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rlo Della Topanera C.L.</text:p>
          </table:table-cell>
          <table:table-cell office:value-type="string" calcext:value-type="string">
            <text:p>Gino Fuso Carmignani</text:p>
          </table:table-cell>
          <table:table-cell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 frigo e tav11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0sq48spzg1zrkmkpjtk820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 della Topanera Rosso</text:p>
          </table:table-cell>
          <table:table-cell office:value-type="string" calcext:value-type="string">
            <text:p>G. Fuso</text:p>
          </table:table-cell>
          <table:table-cell office:value-type="float" office:value="40.63971" calcext:value-type="float">
            <text:p>40.63971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e M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00" calcext:value-type="float">
            <text:p>27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2t0jrp196j31qqqq8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e Monde</text:p>
          </table:table-cell>
          <table:table-cell office:value-type="float" office:value="23.664085" calcext:value-type="float">
            <text:p>23.664085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Le Konde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700" calcext:value-type="float">
            <text:p>2700</text:p>
          </table:table-cell>
          <table:table-cell office:value-type="float" office:value="655" calcext:value-type="float">
            <text:p>6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2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wine_01havwef2t0jrp196j31qqqq8p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</table:table>
      <table:table table:name="Spirits" table:style-name="ta1">
        <table:table-column table:style-name="co1" table:number-columns-repeated="12" table:default-cell-style-name="Default"/>
        <table:table-column table:style-name="co1" table:default-cell-style-name="cBool"/>
        <table:table-row table:style-name="ro1"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1"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Il Vermut Cannabis</text:p>
          </table:table-cell>
          <table:table-cell office:value-type="string" calcext:value-type="string">
            <text:p>Ermes Botanic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Fornitore: Ermes Botanic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Fine de Cognac</text:p>
          </table:table-cell>
          <table:table-cell office:value-type="string" calcext:value-type="string">
            <text:p>Hennessy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Etiqueta Negra - Solera 23)</text:p>
          </table:table-cell>
          <table:table-cell office:value-type="string" calcext:value-type="string">
            <text:p>Zacap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Riserva Limitada</text:p>
          </table:table-cell>
          <table:table-cell office:value-type="string" calcext:value-type="string">
            <text:p>Zacapa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XO Solera Gran Riserva </text:p>
          </table:table-cell>
          <table:table-cell office:value-type="string" calcext:value-type="string">
            <text:p>Zacap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Don PX G.R. Magnum</text:p>
          </table:table-cell>
          <table:table-cell office:value-type="string" calcext:value-type="string">
            <text:p>Bodegas Toro Albala (Ceretto)</text:p>
          </table:table-cell>
          <table:table-cell/>
          <table:table-cell office:value-type="string" calcext:value-type="string">
            <text:p>BOTTLE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v10-top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Il Vermut Ribolla Gialla</text:p>
          </table:table-cell>
          <table:table-cell office:value-type="string" calcext:value-type="string">
            <text:p>Ermes Botanica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7" calcext:value-type="float">
            <text:p>1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Fornitore: Ermes Botanic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H. Fuente Rum Nicaragua 15 Anni</text:p>
          </table:table-cell>
          <table:table-cell office:value-type="string" calcext:value-type="string">
            <text:p>H. Fuente (Ceretto)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62" calcext:value-type="float">
            <text:p>4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Rhum Agricole Guadalupe</text:p>
          </table:table-cell>
          <table:table-cell office:value-type="string" calcext:value-type="string">
            <text:p>J.Trefois (Ceretto)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36" calcext:value-type="float">
            <text:p>4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SPIRITS</text:p>
          </table:table-cell>
          <table:table-cell office:value-type="string" calcext:value-type="string">
            <text:p>Calvados Pays d'Auge 5 ans</text:p>
          </table:table-cell>
          <table:table-cell office:value-type="string" calcext:value-type="string">
            <text:p>Le Lieu Chéri (Ceretto)</text:p>
          </table:table-cell>
          <table:table-cell/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6" calcext:value-type="float">
            <text:p>2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</text:p>
          </table:table-cell>
          <table:table-cell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01T16:30:39.586353670</dc:date>
    <meta:editing-duration>PT4M20S</meta:editing-duration>
    <meta:editing-cycles>1</meta:editing-cycles>
    <meta:document-statistic meta:table-count="3" meta:cell-count="479" meta:object-count="0"/>
    <meta:generator>LibreOffice/7.3.7.2$Linux_X86_64 LibreOffice_project/30$Build-2</meta:generator>
  </office:meta>
</office:document-meta>
</file>